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7E844E9F43946FB5C1.png" manifest:media-type="image/png"/>
  <manifest:file-entry manifest:full-path="Pictures/10000201000003520000024216D9170F0AFAF6B8.png" manifest:media-type="image/png"/>
  <manifest:file-entry manifest:full-path="Pictures/1000000000000550000002972FCBA5722C7A80B4.png" manifest:media-type="image/png"/>
  <manifest:file-entry manifest:full-path="Pictures/1000020100000348000002B5DCA8BC8DB84952DF.png" manifest:media-type="image/png"/>
  <manifest:file-entry manifest:full-path="Pictures/1000020100000352000002425BB5918CF7EAAEF2.png" manifest:media-type="image/png"/>
  <manifest:file-entry manifest:full-path="Pictures/10000201000003520000024278F37E58CED26E12.png" manifest:media-type="image/png"/>
  <manifest:file-entry manifest:full-path="Pictures/1000020100000352000002420FDEAF8F91CA45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f7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1.265cm" svg:width="17cm" svg:height="8.287cm" draw:z-index="0"><draw:image xlink:href="Pictures/1000000000000550000002972FCBA5722C7A80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cm" svg:y="1.674cm" svg:width="17cm" svg:height="11.559cm" draw:z-index="1"><draw:image xlink:href="Pictures/1000020100000352000002425BB5918CF7EAAE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11.559cm" draw:z-index="2"><draw:image xlink:href="Pictures/10000201000003520000024278F37E58CED26E12.png" xlink:type="simple" xlink:show="embed" xlink:actuate="onLoad"/></draw:frame><text:soft-page-break/></text:p>
      <text:p text:style-name="Standard"/>
      <text:p text:style-name="Standard"/>
      <text:p text:style-name="P1"/>
      <text:p text:style-name="Standard"><draw:frame draw:style-name="fr1" draw:name="Image4" text:anchor-type="paragraph" svg:x="0.03cm" svg:y="0.734cm" svg:width="17cm" svg:height="11.559cm" draw:z-index="3"><draw:image xlink:href="Pictures/1000020100000352000002420FDEAF8F91CA452B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cm" svg:y="1.681cm" svg:width="17cm" svg:height="15.494cm" draw:z-index="4"><draw:image xlink:href="Pictures/10000201000002BC0000027E844E9F43946FB5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243cm" svg:y="-0.353cm" svg:width="16.609cm" svg:height="11.292cm" draw:z-index="5"><draw:image xlink:href="Pictures/10000201000003520000024216D9170F0AFAF6B8.png" xlink:type="simple" xlink:show="embed" xlink:actuate="onLoad"/></draw:frame><text:soft-page-break/></text:p>
      <text:p text:style-name="Standard"/>
      <text:p text:style-name="Standard"><draw:frame draw:style-name="fr1" draw:name="Image7" text:anchor-type="paragraph" svg:x="0.088cm" svg:y="0.716cm" svg:width="17cm" svg:height="14.025cm" draw:z-index="6"><draw:image xlink:href="Pictures/1000020100000348000002B5DCA8BC8DB84952DF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1:07.256981211</meta:creation-date>
    <dc:date>2018-04-17T11:23:22.051582292</dc:date>
    <meta:editing-duration>PT2M4S</meta:editing-duration>
    <meta:editing-cycles>1</meta:editing-cycles>
    <meta:document-statistic meta:table-count="0" meta:image-count="7" meta:object-count="0" meta:page-count="5" meta:paragraph-count="0" meta:word-count="0" meta:character-count="0" meta:non-whitespace-character-count="0"/>
    <meta:generator>LibreOffice/5.1.6.2$Linux_X86_64 LibreOffice_project/10m0$Build-2</meta:generator>
  </office:meta>
</office:document-meta>
</file>